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 Black" svg:font-family="'Arial Black'" style:font-family-generic="roman"/>
    <style:font-face style:name="Courier New1" svg:font-family="'Courier New'" style:font-family-generic="modern" style:font-pitch="fixed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30pt" style:font-size-asian="30pt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List_20_Paragraph" style:list-style-name="WW8Num1"/>
    <style:style style:name="P4" style:family="paragraph" style:parent-style-name="List_20_Paragraph" style:list-style-name="WW8Num1">
      <style:text-properties fo:font-size="30pt" style:font-size-asian="30pt"/>
    </style:style>
    <style:style style:name="P5" style:family="paragraph">
      <style:paragraph-properties style:writing-mode="lr-tb"/>
      <style:text-properties style:font-name="Arial Black" fo:letter-spacing="0.0004in" fo:font-style="normal" fo:font-weight="normal" style:font-name-asian="Arial Black" style:font-name-complex="Arial Black"/>
    </style:style>
    <style:style style:name="T1" style:family="text">
      <style:text-properties fo:font-size="72pt" style:font-size-asian="72pt" style:font-size-complex="72pt"/>
    </style:style>
    <style:style style:name="gr1" style:family="graphic">
      <style:graphic-properties draw:stroke="solid" svg:stroke-width="0.0138in" svg:stroke-color="#000000" draw:stroke-linejoin="miter" draw:fill="gradient" draw:fill-color="#00b050" draw:fill-gradient-name="Gradient_20_7" draw:textarea-horizontal-align="center" draw:textarea-vertical-align="top" draw:auto-grow-height="false" draw:fit-to-size="false" fo:padding-top="0.0902in" fo:padding-bottom="0.0902in" fo:padding-left="0.1736in" fo:padding-right="0.1736in" fo:wrap-option="wrap" draw:shadow="visible" draw:shadow-offset-x="0.0417in" draw:shadow-offset-y="0.0244in" draw:shadow-opacity="80%" fo:margin-left="0in" fo:margin-right="0in" style:run-through="foreground" style:vertical-pos="top" style:vertical-rel="baseline" style:horizontal-pos="from-left" style:horizontal-rel="paragraph-conten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Standard"><draw:custom-shape text:anchor-type="as-char" draw:z-index="0" draw:style-name="gr1" draw:text-style-name="P5" svg:width="6.4169in" svg:height="0.9476in"><text:p text:style-name="P5">Installation &amp;&amp; Configuration</text:p><draw:enhanced-geometry draw:text-path-allowed="false" draw:text-areas="0 0 21600 21600" draw:text-path="true" draw:text-path-mode="shape" draw:text-path-scale="path" draw:text-path-same-letter-heights="false" svg:viewBox="0 0 21600 21600" draw:type="fontwork-curve-up" draw:modifiers="8717" draw:enhanced-path="M 0 ?f0 C 4900 ?f1 11640 ?f2 21600 0 N M 0 ?f4 C 3700 21600 8500 21600 10100 21600 14110 21600 15910 21600 21600 ?f4 N"><draw:equation draw:name="f0" draw:formula="$0 "/><draw:equation draw:name="f1" draw:formula="14250*?f0 /12170"/><draw:equation draw:name="f2" draw:formula="12800*?f0 /12170"/><draw:equation draw:name="f3" draw:formula="6380*?f0 /12170"/><draw:equation draw:name="f4" draw:formula="21600-?f3 "/><draw:handle draw:handle-position="left $0" draw:handle-range-y-minimum="0" draw:handle-range-y-maximum="12170"/></draw:enhanced-geometry></draw:custom-shape></text:p>
      <text:p text:style-name="P1"/>
      <text:list xml:id="list33451415" text:style-name="WW8Num1">
        <text:list-item>
          <text:p text:style-name="P4">Part One</text:p>
          <text:list>
            <text:list-item>
              <text:p text:style-name="P4">Section A</text:p>
              <text:list>
                <text:list-item>
                  <text:p text:style-name="P4">Initial Conditions</text:p>
                  <text:list>
                    <text:list-item>
                      <text:p text:style-name="P4">First Set of Actions</text:p>
                      <text:list>
                        <text:list-item>
                          <text:p text:style-name="P3">Install the current .NET Framework</text:p>
                        </text:list-item>
                        <text:list-item>
                          <text:p text:style-name="P3">Think of a cool hash function</text:p>
                        </text:list-item>
                        <text:list-item>
                          <text:p text:style-name="P3">Double click exe fil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List_20_Paragraph"/>
      <text:p text:style-name="List_20_Paragraph"><text:span text:style-name="T1">DONE!!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 Black" svg:font-family="'Arial Black'" style:font-family-generic="roman"/>
    <style:font-face style:name="Courier New1" svg:font-family="'Courier New'" style:font-family-generic="modern" style:font-pitch="fixed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7" draw:display-name="Gradient 7" draw:style="rectangular" draw:cx="50%" draw:cy="50%" draw:start-color="#00b050" draw:end-color="#92d050" draw:start-intensity="100%" draw:end-intensity="100%" draw:angle="0" draw:border="0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en" fo:country="US" style:font-name-asian="SimSun1" style:font-size-asian="11pt" style:language-asian="zh" style:country-asian="CN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mes.compscitech</meta:initial-creator>
    <meta:creation-date>2008-11-12T00:44:00</meta:creation-date>
    <dc:creator>james.compscitech</dc:creator>
    <dc:date>2008-11-12T01:34:00</dc:date>
    <meta:editing-cycles>1</meta:editing-cycles>
    <meta:editing-duration>PT00H50M00S</meta:editing-duration>
    <meta:document-statistic meta:table-count="0" meta:image-count="0" meta:object-count="0" meta:page-count="1" meta:paragraph-count="9" meta:word-count="33" meta:character-count="154"/>
    <meta:generator>OpenOffice.org/3.2$Win32 OpenOffice.org_project/320m18$Build-9502</meta:generator>
  </office:meta>
</office:document-meta>
</file>